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Mangal1" svg:font-family="Mangal"/>
    <style:font-face style:name="Tahoma" svg:font-family="Tahoma, Genev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orphans="2" fo:widows="2" fo:text-indent="0in" style:auto-text-indent="false"/>
    </style:style>
    <style:style style:name="P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696c78" style:font-name="Helvetica" fo:font-size="9.75pt" fo:letter-spacing="normal" fo:font-style="normal" fo:font-weight="normal"/>
    </style:style>
    <style:style style:name="P3"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696c78" style:font-name="Helvetica" fo:font-size="9.75pt" fo:letter-spacing="normal" fo:font-style="normal" fo:font-weight="normal"/>
    </style:style>
    <style:style style:name="P4" style:family="paragraph" style:parent-style-name="Text_20_body">
      <style:paragraph-properties fo:margin-left="0in" fo:margin-right="0in" fo:margin-top="0in" fo:margin-bottom="0.1043in" loext:contextual-spacing="false" fo:orphans="2" fo:widows="2" fo:text-indent="0in" style:auto-text-indent="false"/>
    </style:style>
    <style:style style:name="P5" style:family="paragraph" style:parent-style-name="Text_20_body" style:list-style-name="L1">
      <style:paragraph-properties fo:margin-top="0in" fo:margin-bottom="0.0626in" loext:contextual-spacing="false" fo:orphans="2" fo:widows="2" fo:padding="0in" fo:border="none"/>
      <style:text-properties fo:font-variant="normal" fo:text-transform="none" fo:color="#696c78" style:font-name="Helvetica" fo:font-size="9.75pt" fo:letter-spacing="normal" fo:font-style="normal" fo:font-weight="normal"/>
    </style:style>
    <style:style style:name="P6" style:family="paragraph" style:parent-style-name="Text_20_body" style:list-style-name="L3">
      <style:paragraph-properties fo:margin-top="0in" fo:margin-bottom="0.0626in" loext:contextual-spacing="false" fo:orphans="2" fo:widows="2" fo:padding="0in" fo:border="none"/>
      <style:text-properties fo:font-variant="normal" fo:text-transform="none" fo:color="#696c78" style:font-name="Helvetica" fo:font-size="9.75pt" fo:letter-spacing="normal" fo:font-style="normal" fo:font-weight="normal"/>
    </style:style>
    <style:style style:name="P7" style:family="paragraph" style:parent-style-name="Text_20_body" style:list-style-name="L5">
      <style:paragraph-properties fo:margin-top="0in" fo:margin-bottom="0.0626in" loext:contextual-spacing="false" fo:orphans="2" fo:widows="2" fo:padding="0in" fo:border="none"/>
      <style:text-properties fo:font-variant="normal" fo:text-transform="none" fo:color="#696c78" style:font-name="Helvetica" fo:font-size="9.75pt" fo:letter-spacing="normal" fo:font-style="normal" fo:font-weight="normal"/>
    </style:style>
    <style:style style:name="P8" style:family="paragraph" style:parent-style-name="Text_20_body" style:list-style-name="L7">
      <style:paragraph-properties fo:margin-top="0in" fo:margin-bottom="0.0626in" loext:contextual-spacing="false" fo:orphans="2" fo:widows="2" fo:padding="0in" fo:border="none"/>
      <style:text-properties fo:font-variant="normal" fo:text-transform="none" fo:color="#696c78" style:font-name="Helvetica" fo:font-size="9.75pt" fo:letter-spacing="normal" fo:font-style="normal" fo:font-weight="normal"/>
    </style:style>
    <style:style style:name="P9" style:family="paragraph" style:parent-style-name="Text_20_body" style:list-style-name="L9">
      <style:paragraph-properties fo:margin-top="0in" fo:margin-bottom="0.0626in" loext:contextual-spacing="false" fo:orphans="2" fo:widows="2" fo:padding="0in" fo:border="none"/>
      <style:text-properties fo:font-variant="normal" fo:text-transform="none" fo:color="#696c78" style:font-name="Helvetica" fo:font-size="9.75pt" fo:letter-spacing="normal" fo:font-style="normal" fo:font-weight="normal"/>
    </style:style>
    <style:style style:name="P10" style:family="paragraph" style:parent-style-name="Text_20_body" style:list-style-name="L11">
      <style:paragraph-properties fo:margin-top="0in" fo:margin-bottom="0.0626in" loext:contextual-spacing="false" fo:orphans="2" fo:widows="2" fo:padding="0in" fo:border="none"/>
      <style:text-properties fo:font-variant="normal" fo:text-transform="none" fo:color="#696c78" style:font-name="Helvetica" fo:font-size="9.75pt" fo:letter-spacing="normal" fo:font-style="normal" fo:font-weight="normal"/>
    </style:style>
    <style:style style:name="P11" style:family="paragraph" style:parent-style-name="Text_20_body" style:list-style-name="L13">
      <style:paragraph-properties fo:margin-top="0in" fo:margin-bottom="0.0626in" loext:contextual-spacing="false" fo:orphans="2" fo:widows="2" fo:padding="0in" fo:border="none"/>
      <style:text-properties fo:font-variant="normal" fo:text-transform="none" fo:color="#696c78" style:font-name="Helvetica" fo:font-size="9.75pt" fo:letter-spacing="normal" fo:font-style="normal" fo:font-weight="normal"/>
    </style:style>
    <style:style style:name="P12" style:family="paragraph" style:parent-style-name="Text_20_body" style:list-style-name="L1">
      <style:paragraph-properties fo:margin-top="0in" fo:margin-bottom="0.0626in" loext:contextual-spacing="false" fo:orphans="2" fo:widows="2" fo:padding="0in" fo:border="none"/>
      <style:text-properties fo:font-variant="normal" fo:text-transform="none" fo:color="#e51c23" style:font-name="Helvetica" fo:font-size="9.75pt" fo:letter-spacing="normal" fo:font-style="normal" fo:font-weight="normal"/>
    </style:style>
    <style:style style:name="P13" style:family="paragraph" style:parent-style-name="Text_20_body" style:list-style-name="L5">
      <style:paragraph-properties fo:margin-top="0in" fo:margin-bottom="0.0626in" loext:contextual-spacing="false" fo:orphans="2" fo:widows="2" fo:padding="0in" fo:border="none"/>
      <style:text-properties fo:font-variant="normal" fo:text-transform="none" fo:color="#e51c23" style:font-name="Helvetica" fo:font-size="9.75pt" fo:letter-spacing="normal" fo:font-style="normal" fo:font-weight="normal"/>
    </style:style>
    <style:style style:name="P14" style:family="paragraph" style:parent-style-name="Text_20_body" style:list-style-name="L7">
      <style:paragraph-properties fo:margin-top="0in" fo:margin-bottom="0.0626in" loext:contextual-spacing="false" fo:orphans="2" fo:widows="2" fo:padding="0in" fo:border="none"/>
      <style:text-properties fo:font-variant="normal" fo:text-transform="none" fo:color="#e51c23" style:font-name="Helvetica" fo:font-size="9.75pt" fo:letter-spacing="normal" fo:font-style="normal" fo:font-weight="normal"/>
    </style:style>
    <style:style style:name="P15" style:family="paragraph" style:parent-style-name="Text_20_body" style:list-style-name="L11">
      <style:paragraph-properties fo:margin-top="0in" fo:margin-bottom="0.0626in" loext:contextual-spacing="false" fo:orphans="2" fo:widows="2" fo:padding="0in" fo:border="none"/>
      <style:text-properties fo:font-variant="normal" fo:text-transform="none" fo:color="#e51c23" style:font-name="Helvetica" fo:font-size="9.75pt" fo:letter-spacing="normal" fo:font-style="normal" fo:font-weight="normal"/>
    </style:style>
    <style:style style:name="P16" style:family="paragraph" style:parent-style-name="Text_20_body" style:list-style-name="L13">
      <style:paragraph-properties fo:margin-top="0in" fo:margin-bottom="0.0626in" loext:contextual-spacing="false" fo:orphans="2" fo:widows="2" fo:padding="0in" fo:border="none"/>
      <style:text-properties fo:font-variant="normal" fo:text-transform="none" fo:color="#e51c23" style:font-name="Helvetica" fo:font-size="9.75pt" fo:letter-spacing="normal" fo:font-style="normal" fo:font-weight="normal"/>
    </style:style>
    <style:style style:name="P17" style:family="paragraph" style:parent-style-name="Text_20_body" style:list-style-name="L1">
      <style:paragraph-properties fo:margin-top="0in" fo:margin-bottom="0.0626in" loext:contextual-spacing="false" fo:orphans="2" fo:widows="2" fo:padding="0in" fo:border="none"/>
      <style:text-properties fo:font-variant="normal" fo:text-transform="none" fo:color="#259b24" style:font-name="Helvetica" fo:font-size="9.75pt" fo:letter-spacing="normal" fo:font-style="normal" fo:font-weight="normal"/>
    </style:style>
    <style:style style:name="P18" style:family="paragraph" style:parent-style-name="Text_20_body" style:list-style-name="L3">
      <style:paragraph-properties fo:margin-top="0in" fo:margin-bottom="0.0626in" loext:contextual-spacing="false" fo:orphans="2" fo:widows="2" fo:padding="0in" fo:border="none"/>
      <style:text-properties fo:font-variant="normal" fo:text-transform="none" fo:color="#259b24" style:font-name="Helvetica" fo:font-size="9.75pt" fo:letter-spacing="normal" fo:font-style="normal" fo:font-weight="normal"/>
    </style:style>
    <style:style style:name="P19" style:family="paragraph" style:parent-style-name="Text_20_body" style:list-style-name="L5">
      <style:paragraph-properties fo:margin-top="0in" fo:margin-bottom="0.0626in" loext:contextual-spacing="false" fo:orphans="2" fo:widows="2" fo:padding="0in" fo:border="none"/>
      <style:text-properties fo:font-variant="normal" fo:text-transform="none" fo:color="#259b24" style:font-name="Helvetica" fo:font-size="9.75pt" fo:letter-spacing="normal" fo:font-style="normal" fo:font-weight="normal"/>
    </style:style>
    <style:style style:name="P20" style:family="paragraph" style:parent-style-name="Text_20_body" style:list-style-name="L7">
      <style:paragraph-properties fo:margin-top="0in" fo:margin-bottom="0.0626in" loext:contextual-spacing="false" fo:orphans="2" fo:widows="2" fo:padding="0in" fo:border="none"/>
      <style:text-properties fo:font-variant="normal" fo:text-transform="none" fo:color="#259b24" style:font-name="Helvetica" fo:font-size="9.75pt" fo:letter-spacing="normal" fo:font-style="normal" fo:font-weight="normal"/>
    </style:style>
    <style:style style:name="P21" style:family="paragraph" style:parent-style-name="Text_20_body" style:list-style-name="L9">
      <style:paragraph-properties fo:margin-top="0in" fo:margin-bottom="0.0626in" loext:contextual-spacing="false" fo:orphans="2" fo:widows="2" fo:padding="0in" fo:border="none"/>
      <style:text-properties fo:font-variant="normal" fo:text-transform="none" fo:color="#259b24" style:font-name="Helvetica" fo:font-size="9.75pt" fo:letter-spacing="normal" fo:font-style="normal" fo:font-weight="normal"/>
    </style:style>
    <style:style style:name="P22" style:family="paragraph" style:parent-style-name="Text_20_body" style:list-style-name="L11">
      <style:paragraph-properties fo:margin-top="0in" fo:margin-bottom="0.0626in" loext:contextual-spacing="false" fo:orphans="2" fo:widows="2" fo:padding="0in" fo:border="none"/>
      <style:text-properties fo:font-variant="normal" fo:text-transform="none" fo:color="#259b24" style:font-name="Helvetica" fo:font-size="9.75pt" fo:letter-spacing="normal" fo:font-style="normal" fo:font-weight="normal"/>
    </style:style>
    <style:style style:name="P23" style:family="paragraph" style:parent-style-name="Text_20_body" style:list-style-name="L13">
      <style:paragraph-properties fo:margin-top="0in" fo:margin-bottom="0.0626in" loext:contextual-spacing="false" fo:orphans="2" fo:widows="2" fo:padding="0in" fo:border="none"/>
      <style:text-properties fo:font-variant="normal" fo:text-transform="none" fo:color="#259b24" style:font-name="Helvetica" fo:font-size="9.75pt" fo:letter-spacing="normal" fo:font-style="normal" fo:font-weight="normal"/>
    </style:style>
    <style:style style:name="P24" style:family="paragraph" style:parent-style-name="Text_20_body" style:list-style-name="L2">
      <style:paragraph-properties fo:margin-top="0in" fo:margin-bottom="0.0626in" loext:contextual-spacing="false" fo:orphans="2" fo:widows="2"/>
      <style:text-properties fo:font-variant="normal" fo:text-transform="none" fo:color="#696c78" fo:letter-spacing="normal"/>
    </style:style>
    <style:style style:name="P25" style:family="paragraph" style:parent-style-name="Text_20_body" style:list-style-name="L4">
      <style:paragraph-properties fo:margin-top="0in" fo:margin-bottom="0.0626in" loext:contextual-spacing="false" fo:orphans="2" fo:widows="2"/>
      <style:text-properties fo:font-variant="normal" fo:text-transform="none" fo:color="#696c78" fo:letter-spacing="normal"/>
    </style:style>
    <style:style style:name="P26" style:family="paragraph" style:parent-style-name="Text_20_body" style:list-style-name="L6">
      <style:paragraph-properties fo:margin-top="0in" fo:margin-bottom="0.0626in" loext:contextual-spacing="false" fo:orphans="2" fo:widows="2"/>
      <style:text-properties fo:font-variant="normal" fo:text-transform="none" fo:color="#696c78" fo:letter-spacing="normal"/>
    </style:style>
    <style:style style:name="P27" style:family="paragraph" style:parent-style-name="Text_20_body" style:list-style-name="L8">
      <style:paragraph-properties fo:margin-top="0in" fo:margin-bottom="0.0626in" loext:contextual-spacing="false" fo:orphans="2" fo:widows="2"/>
      <style:text-properties fo:font-variant="normal" fo:text-transform="none" fo:color="#696c78" fo:letter-spacing="normal"/>
    </style:style>
    <style:style style:name="P28" style:family="paragraph" style:parent-style-name="Text_20_body" style:list-style-name="L10">
      <style:paragraph-properties fo:margin-top="0in" fo:margin-bottom="0.0626in" loext:contextual-spacing="false" fo:orphans="2" fo:widows="2"/>
      <style:text-properties fo:font-variant="normal" fo:text-transform="none" fo:color="#696c78" fo:letter-spacing="normal"/>
    </style:style>
    <style:style style:name="P29" style:family="paragraph" style:parent-style-name="Text_20_body" style:list-style-name="L12">
      <style:paragraph-properties fo:margin-top="0in" fo:margin-bottom="0.0626in" loext:contextual-spacing="false" fo:orphans="2" fo:widows="2"/>
      <style:text-properties fo:font-variant="normal" fo:text-transform="none" fo:color="#696c78" fo:letter-spacing="normal"/>
    </style:style>
    <style:style style:name="P30" style:family="paragraph" style:parent-style-name="Text_20_body" style:list-style-name="L14">
      <style:paragraph-properties fo:margin-top="0in" fo:margin-bottom="0.0626in" loext:contextual-spacing="false" fo:orphans="2" fo:widows="2"/>
      <style:text-properties fo:font-variant="normal" fo:text-transform="none" fo:color="#696c78" fo:letter-spacing="normal"/>
    </style:style>
    <style:style style:name="P31" style:family="paragraph" style:parent-style-name="Text_20_body" style:list-style-name="L2">
      <style:paragraph-properties fo:margin-top="0in" fo:margin-bottom="0.0626in" loext:contextual-spacing="false" fo:orphans="2" fo:widows="2"/>
      <style:text-properties fo:font-variant="normal" fo:text-transform="none" fo:color="#696c78" style:font-name="Helvetica" fo:font-size="9.75pt" fo:letter-spacing="normal" fo:font-style="normal" fo:font-weight="normal"/>
    </style:style>
    <style:style style:name="P32" style:family="paragraph" style:parent-style-name="Text_20_body" style:list-style-name="L4">
      <style:paragraph-properties fo:margin-top="0in" fo:margin-bottom="0.0626in" loext:contextual-spacing="false" fo:orphans="2" fo:widows="2"/>
      <style:text-properties fo:font-variant="normal" fo:text-transform="none" fo:color="#696c78" style:font-name="Helvetica" fo:font-size="9.75pt" fo:letter-spacing="normal" fo:font-style="normal" fo:font-weight="normal"/>
    </style:style>
    <style:style style:name="P33" style:family="paragraph" style:parent-style-name="Text_20_body" style:list-style-name="L6">
      <style:paragraph-properties fo:margin-top="0in" fo:margin-bottom="0.0626in" loext:contextual-spacing="false" fo:orphans="2" fo:widows="2"/>
      <style:text-properties fo:font-variant="normal" fo:text-transform="none" fo:color="#696c78" style:font-name="Helvetica" fo:font-size="9.75pt" fo:letter-spacing="normal" fo:font-style="normal" fo:font-weight="normal"/>
    </style:style>
    <style:style style:name="P34" style:family="paragraph" style:parent-style-name="Text_20_body" style:list-style-name="L8">
      <style:paragraph-properties fo:margin-top="0in" fo:margin-bottom="0.0626in" loext:contextual-spacing="false" fo:orphans="2" fo:widows="2"/>
      <style:text-properties fo:font-variant="normal" fo:text-transform="none" fo:color="#696c78" style:font-name="Helvetica" fo:font-size="9.75pt" fo:letter-spacing="normal" fo:font-style="normal" fo:font-weight="normal"/>
    </style:style>
    <style:style style:name="P35" style:family="paragraph" style:parent-style-name="Text_20_body" style:list-style-name="L10">
      <style:paragraph-properties fo:margin-top="0in" fo:margin-bottom="0.0626in" loext:contextual-spacing="false" fo:orphans="2" fo:widows="2"/>
      <style:text-properties fo:font-variant="normal" fo:text-transform="none" fo:color="#696c78" style:font-name="Helvetica" fo:font-size="9.75pt" fo:letter-spacing="normal" fo:font-style="normal" fo:font-weight="normal"/>
    </style:style>
    <style:style style:name="P36" style:family="paragraph" style:parent-style-name="Text_20_body" style:list-style-name="L14">
      <style:paragraph-properties fo:margin-top="0in" fo:margin-bottom="0.0626in" loext:contextual-spacing="false" fo:orphans="2" fo:widows="2"/>
      <style:text-properties fo:font-variant="normal" fo:text-transform="none" fo:color="#696c78" style:font-name="Helvetica" fo:font-size="9.75pt" fo:letter-spacing="normal" fo:font-style="normal" fo:font-weight="normal"/>
    </style:style>
    <style:style style:name="P37" style:family="paragraph" style:parent-style-name="Text_20_body" style:list-style-name="L12">
      <style:paragraph-properties fo:margin-top="0in" fo:margin-bottom="0.0626in" loext:contextual-spacing="false" fo:orphans="2" fo:widows="2"/>
      <style:text-properties fo:font-variant="normal" fo:text-transform="none" fo:color="#696c78" style:font-name="Helvetica" fo:font-size="9.75pt" fo:letter-spacing="normal" fo:font-style="normal" fo:font-weight="bold"/>
    </style:style>
    <style:style style:name="P38" style:family="paragraph" style:parent-style-name="Text_20_body" style:list-style-name="L6">
      <style:paragraph-properties fo:margin-left="0in" fo:margin-right="0in" fo:margin-top="0in" fo:margin-bottom="0.0626in" loext:contextual-spacing="false" fo:orphans="2" fo:widows="2" fo:text-indent="0in" style:auto-text-indent="false"/>
      <style:text-properties fo:font-variant="normal" fo:text-transform="none" fo:color="#696c78" fo:letter-spacing="normal"/>
    </style:style>
    <style:style style:name="P39"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696c78" style:font-name="Helvetica" fo:font-size="9.75pt" fo:letter-spacing="normal" fo:font-style="normal" fo:font-weight="normal"/>
    </style:style>
    <style:style style:name="P40" style:family="paragraph" style:parent-style-name="Text_20_body">
      <style:paragraph-properties fo:margin-left="0in" fo:margin-right="0in" fo:margin-top="0in" fo:margin-bottom="0.1043in" loext:contextual-spacing="false" fo:orphans="2" fo:widows="2" fo:text-indent="0in" style:auto-text-indent="false"/>
    </style:style>
    <style:style style:name="P4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696c78" style:font-name="Helvetica" fo:font-size="9.75pt" fo:letter-spacing="normal" fo:font-style="normal" style:text-underline-style="solid" style:text-underline-width="auto" style:text-underline-color="font-color" fo:font-weight="normal"/>
    </style:style>
    <style:style style:name="P4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696c78" style:font-name="Helvetica" fo:font-size="9.75pt" fo:letter-spacing="normal" fo:font-style="normal" fo:font-weight="normal"/>
    </style:style>
    <style:style style:name="P4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ce181e" style:font-name="Helvetica" fo:font-size="9.75pt" fo:letter-spacing="normal" fo:font-style="normal" fo:font-weight="normal"/>
    </style:style>
    <style:style style:name="P44" style:family="paragraph" style:parent-style-name="Standard">
      <style:paragraph-properties fo:margin-left="0in" fo:margin-right="0in" fo:margin-top="0in" fo:margin-bottom="0in" loext:contextual-spacing="false" fo:orphans="2" fo:widows="2" fo:text-indent="0in" style:auto-text-indent="false"/>
    </style:style>
    <style:style style:name="P45" style:family="paragraph" style:parent-style-name="Standard">
      <style:paragraph-properties fo:margin-left="0in" fo:margin-right="0in" fo:margin-top="0in" fo:margin-bottom="0in" loext:contextual-spacing="false" fo:orphans="2" fo:widows="2" fo:text-indent="0in" style:auto-text-indent="false"/>
      <style:text-properties fo:color="#ce181e" officeooo:rsid="0020f854" officeooo:paragraph-rsid="0020f854"/>
    </style:style>
    <style:style style:name="T1" style:family="text">
      <style:text-properties fo:font-variant="normal" fo:text-transform="none" fo:color="#2a2a2a" style:font-name="Tahoma" fo:font-size="10.5pt" fo:letter-spacing="normal" fo:font-style="normal" fo:font-weight="normal"/>
    </style:style>
    <style:style style:name="T2" style:family="text">
      <style:text-properties fo:font-variant="normal" fo:text-transform="none" fo:color="#2a2a2a" style:font-name="Tahoma" fo:font-size="10.5pt" fo:letter-spacing="normal" fo:font-style="normal" fo:font-weight="normal" fo:background-color="#f9f9f5" loext:char-shading-value="0" loext:padding="0in" loext:border="none"/>
    </style:style>
    <style:style style:name="T3" style:family="text">
      <style:text-properties fo:font-variant="normal" fo:text-transform="none" fo:color="#2a2a2a" style:font-name="Tahoma" fo:font-size="10.5pt" fo:letter-spacing="normal" fo:font-style="normal" fo:font-weight="normal" officeooo:rsid="0017eb93"/>
    </style:style>
    <style:style style:name="T4" style:family="text">
      <style:text-properties fo:font-variant="normal" fo:text-transform="none" fo:color="#2a2a2a" fo:letter-spacing="normal"/>
    </style:style>
    <style:style style:name="T5" style:family="text">
      <style:text-properties fo:font-variant="normal" fo:text-transform="none" fo:color="#ce181e" style:font-name="Tahoma" fo:font-size="10.5pt" fo:letter-spacing="normal" fo:font-style="normal" fo:font-weight="normal"/>
    </style:style>
    <style:style style:name="T6" style:family="text">
      <style:text-properties fo:font-variant="normal" fo:text-transform="none" fo:color="#696c78" style:font-name="Helvetica" fo:font-size="9.75pt" fo:letter-spacing="normal" fo:font-style="normal" fo:font-weight="bold"/>
    </style:style>
    <style:style style:name="T7" style:family="text">
      <style:text-properties fo:font-variant="normal" fo:text-transform="none" style:font-name="Tahoma" fo:font-size="10.5pt" fo:letter-spacing="normal" fo:font-style="normal" fo:font-weight="normal" fo:background-color="#f5f5eb" loext:char-shading-value="0" loext:padding="0in" loext:border="none"/>
    </style:style>
    <style:style style:name="T8" style:family="text">
      <style:text-properties fo:font-variant="normal" fo:text-transform="none" fo:letter-spacing="normal" fo:background-color="#f5f5eb" loext:char-shading-value="0" loext:padding="0in" loext:border="none"/>
    </style:style>
    <style:style style:name="T9" style:family="text">
      <style:text-properties fo:font-variant="normal" fo:text-transform="none" fo:color="#660099" style:text-line-through-style="none" style:text-line-through-type="none" style:font-name="Tahoma" fo:font-size="10.5pt" fo:letter-spacing="normal" fo:font-style="normal" style:text-underline-style="none" fo:font-weight="normal" style:text-blinking="false" fo:background-color="#f5f5eb" loext:char-shading-value="0" loext:padding="0in" loext:border="none"/>
    </style:style>
    <style:style style:name="T10" style:family="text">
      <style:text-properties style:text-underline-style="solid" style:text-underline-width="auto" style:text-underline-color="font-color"/>
    </style:style>
    <style:style style:name="T11" style:family="text">
      <style:text-properties fo:font-weight="bold"/>
    </style:style>
    <style:style style:name="T12" style:family="text">
      <style:text-properties style:font-name="Helvetica" fo:font-size="9.75pt" fo:font-style="normal" fo:font-weight="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 huge flying reptile that died out with the dinosaurs some 65 million years ago, the Quetzalcoatlus had a wingspan of 36 feet, </text:span><text:span text:style-name="T2">believed to be</text:span><text:span text:style-name="T4"> </text:span><text:span text:style-name="T1">the largest flying creature the world has ever seen.</text:span><text:line-break/><text:line-break/><text:span text:style-name="T1">(A) believed to be</text:span><text:line-break/><text:span text:style-name="T1">(B) and that is believed to be</text:span><text:line-break/><text:span text:style-name="T1">(C) and it is believed to </text:span><text:span text:style-name="T5">have</text:span><text:span text:style-name="T1"> been</text:span><text:line-break/><text:span text:style-name="T1">(D) which was, it is believed,</text:span><text:line-break/><text:span text:style-name="T1">(E) which is believed to b</text:span><text:span text:style-name="T3">e</text:span></text:p>
      <text:p text:style-name="P1"/>
      <text:p text:style-name="P1"/>
      <text:p text:style-name="P1"><text:line-break/><text:line-break/><text:span text:style-name="T1">The clause says "it is believed to have been the largest flying creature the world has ever seen." </text:span><text:line-break/><text:line-break/><text:span text:style-name="T1">The antecedent of a pronoun has to be clear, unambiguous, and logical. You cannot logically say "The wingspan is believed to be the largest flying creature..." because a wingspan is not a creature. As such, "wingspan" would be a nonsensical antecedent. </text:span><text:line-break/><text:line-break/><text:span text:style-name="T1">Similarly, if a sentence said:</text:span><text:line-break/><text:line-break/><text:span text:style-name="T1">"The beaver knocked over the tree, and then it ate it." --&gt; Technically, both "its" could be considered ambiguous. However, I'd argue that since a tree cannot eat something, you're pretty safe writing this sentence.</text:span><text:line-break/><text:line-break/></text:p>
      <text:p text:style-name="P1"/>
      <text:p text:style-name="P1"/>
      <text:p text:style-name="P1"/>
      <text:p text:style-name="P2">The decisions of John Marshall, the fourth chief justice, have had a greater influence <text:span text:style-name="T10">than any chief justice in history</text:span>.</text:p>
      <text:list xml:id="list470218721" text:style-name="L1">
        <text:list-item>
          <text:p text:style-name="P5">than any chief justice in history</text:p>
        </text:list-item>
        <text:list-item>
          <text:p text:style-name="P5">historically than any other chief justice</text:p>
        </text:list-item>
        <text:list-item>
          <text:p text:style-name="P12">than have those of any chief justice in history</text:p>
        </text:list-item>
        <text:list-item>
          <text:p text:style-name="P5">in history as any other chief justice has had</text:p>
        </text:list-item>
        <text:list-item>
          <text:p text:style-name="P17">than those of any other chief justice in history</text:p>
        </text:list-item>
      </text:list>
      <text:p text:style-name="Horizontal_20_Line"/>
      <text:p text:style-name="P4"><text:span text:style-name="Strong_20_Emphasis"><text:span text:style-name="T6">Explanation:</text:span></text:span></text:p>
      <text:p text:style-name="P3">The word ‘than’ suggests that a comparison is made in the sentence. The original sentence poses an incorrect comparison between influence by a justice and any other chief justice, whereas it should have compared the influence of one justice with the influence of any other chief justice.</text:p>
      <text:list xml:id="list2870154657" text:style-name="L2">
        <text:list-item>
          <text:p text:style-name="P24">…<text:span text:style-name="T12">the decisions….have had a greater influence than any chief justice… - wrong comparison.</text:span></text:p>
        </text:list-item>
        <text:list-item>
          <text:p text:style-name="P31">Same as A.</text:p>
        </text:list-item>
        <text:list-item>
          <text:p text:style-name="P24">…<text:span text:style-name="T12">greater influence….than those of – would have been correct comparison.</text:span></text:p>
        </text:list-item>
        <text:list-item>
          <text:p text:style-name="P24">…<text:span text:style-name="T12">greater…..as – wrong idiomatic expression.</text:span></text:p>
        </text:list-item>
        <text:list-item>
          <text:p text:style-name="P31"><text:span text:style-name="T11">CORRECT</text:span>.</text:p>
        </text:list-item>
      </text:list>
      <text:p text:style-name="P1"><text:soft-page-break/></text:p>
      <text:p text:style-name="P2">The growth of the railroads led to the abolition of local times, <text:span text:style-name="T10">which was determined by when the sun reached the observer’s meridian and differing</text:span> from city to city, and to the establishment of regional times.</text:p>
      <text:list xml:id="list1057746630" text:style-name="L3">
        <text:list-item>
          <text:p text:style-name="P6">which was determined by when the sun reached the observer’s meridian and differing</text:p>
        </text:list-item>
        <text:list-item>
          <text:p text:style-name="P6">which was determined by when the sun reached the observer’s meridian and which differed</text:p>
        </text:list-item>
        <text:list-item>
          <text:p text:style-name="P6">which were determined by when the sun reached the observer’s meridian and differing</text:p>
        </text:list-item>
        <text:list-item>
          <text:p text:style-name="P6">determined by when the sun reached the observer’s meridian and differed</text:p>
        </text:list-item>
        <text:list-item>
          <text:p text:style-name="P18">determined by when the sun reached the observer’s meridian and differing</text:p>
        </text:list-item>
      </text:list>
      <text:p text:style-name="Horizontal_20_Line"/>
      <text:p text:style-name="P4"><text:span text:style-name="Strong_20_Emphasis"><text:span text:style-name="T6">Explanation:</text:span></text:span></text:p>
      <text:p text:style-name="P3">.....,which was determined by…. – is referring to the word ‘times’. Incorrect modification. Moreover, the choices A, B and c are wordier compared to D and E.</text:p>
      <text:list xml:id="list1282160870" text:style-name="L4">
        <text:list-item>
          <text:p text:style-name="P25">…<text:span text:style-name="T12">, times, which was determined… - the times were not determined but the growth was….</text:span></text:p>
        </text:list-item>
        <text:list-item>
          <text:p text:style-name="P32">Same as A.</text:p>
        </text:list-item>
        <text:list-item>
          <text:p text:style-name="P32">Same as A.</text:p>
        </text:list-item>
        <text:list-item>
          <text:p text:style-name="P25">…<text:span text:style-name="T12">.determined….and differed… are not two simultaneous actions that are performed by the same subject. The locals times themselves differed from one city to another. However, the local times did not determine anything. Rather, they were being determined by how the sun reached the observer's meridian. Thus, E does a rare but correct parallel construction.</text:span></text:p>
        </text:list-item>
        <text:list-item>
          <text:p text:style-name="P32"><text:span text:style-name="T11">CORRECT</text:span>: determined…..and differing is parallel.</text:p>
        </text:list-item>
      </text:list>
      <text:p text:style-name="P1"/>
      <text:p text:style-name="P1"/>
      <text:p text:style-name="P1"/>
      <text:p text:style-name="P1"><text:span text:style-name="T1">1. Singular verb “was” does not agree in number with plural subject “local times”. SV must agree in number error.</text:span><text:line-break/><text:line-break/><text:span text:style-name="T1">2. Also “was” seem to be the verb for “abolition of local times”, meaning abolition was determined by when the sun reached the observer’s meridian. This is certainly not the intended logical meaning of the sentence. Meaning error.</text:span><text:line-break/><text:line-break/><text:span text:style-name="T1">3. The two characteristics of “local times” must be parallel to each other. Here, “which was determined by when the sun reached the observer’s meridian” (a clause) is not parallel to “differing from city to city” ( a verb-ed modifier phrase). Parallelism error.</text:span><text:line-break/><text:line-break/><text:span text:style-name="T7">POE:</text:span><text:line-break/><text:line-break/><text:span text:style-name="T1">(A) which was determined by when the sun reached the observer's meridian and differing: </text:span><text:span text:style-name="T7">Incorrect.</text:span><text:span text:style-name="T4"> </text:span><text:span text:style-name="T1">Errors discussed above.</text:span><text:line-break/><text:line-break/><text:span text:style-name="T1">(B) which was determined by when the sun reached the observer's meridian and which differed: </text:span><text:span text:style-name="T7">Incorrect.</text:span><text:span text:style-name="T4"> </text:span><text:span text:style-name="T1">Same SV number agreement and meaning errors as in A.</text:span><text:line-break/><text:line-break/><text:span text:style-name="T1">(C) which were determined by when the sun reached the observer's meridian and differing:</text:span><text:span text:style-name="T8"> </text:span><text:span text:style-name="T7">Incorrect.</text:span><text:span text:style-name="T4"> </text:span><text:span text:style-name="T1">Same parallelism error as in A.</text:span><text:line-break/><text:line-break/><text:soft-page-break/><text:span text:style-name="T1">(D) determined by when the sun reached the observer's meridian and differed:</text:span><text:span text:style-name="T8"> </text:span><text:span text:style-name="T7">Incorrect.</text:span><text:span text:style-name="T4"> “</text:span><text:span text:style-name="T1">determined by when the sun reached the observer's meridian” (a verb-ed modifier) is not parallel to “differed from city to city” (a verb phrase). Notice here that “determined” is not a verb here. It is a verb-ed modifier that is modifying “local times”. If it were a verb, ther would be no comma before it and the subject and the verb would be connected properly.</text:span><text:line-break/><text:line-break/><text:span text:style-name="T1">(E) determined by when the sun reached the observer's meridian and differing: </text:span><text:span text:style-name="T7">Correct.</text:span><text:span text:style-name="T4"> “</text:span><text:span text:style-name="T1">determined by when the sun reached the observer's meridian” (a verb-ed modifier phrase) is parallel to “differing from city to city” (a verb-ing modifier phrase). Both the modifiers are correctly presenting the characteristics of “local times”. Refer to </text:span><text:a xlink:type="simple" xlink:href="https://www.amazon.com/GMAT-Official-Guide-2019-Online/dp/tech-data/1119507677?SubscriptionId=AKIAI64YCHI5CUFVMXDQ&amp;tag=mbbo06-20&amp;linkCode=sp1&amp;camp=2025&amp;creative=386001&amp;creativeASIN=1119507677" text:style-name="Internet_20_link" text:visited-style-name="Visited_20_Internet_20_Link"><text:span text:style-name="T9">OG</text:span></text:a><text:span text:style-name="T4"> </text:span><text:span text:style-name="T1">12#42 to see how verb-ing and verb-ed modifiers can be parallel to each other.</text:span></text:p>
      <text:p text:style-name="P1"/>
      <text:p text:style-name="P1"/>
      <text:p text:style-name="P1"/>
      <text:p text:style-name="P1"/>
      <text:p text:style-name="P1"/>
      <text:p text:style-name="P2">The increased popularity and availability of televisions has led to the decline of regional dialects, language variations <text:span text:style-name="T10">which originate from diverse ethnic and cultural heritages and perpetuated</text:span> by geographic isolation.</text:p>
      <text:list xml:id="list3392970519" text:style-name="L5">
        <text:list-item>
          <text:p text:style-name="P7">which originate from diverse ethnic and cultural heritages and perpetuated</text:p>
        </text:list-item>
        <text:list-item>
          <text:p text:style-name="P13">that originated from diverse ethnic and cultural heritages and perpetuated</text:p>
        </text:list-item>
        <text:list-item>
          <text:p text:style-name="P7">originated from diverse ethnic and cultural heritages and perpetuated</text:p>
        </text:list-item>
        <text:list-item>
          <text:p text:style-name="P19">originating from diverse ethnic and cultural heritages and perpetuated</text:p>
        </text:list-item>
        <text:list-item>
          <text:p text:style-name="P7">originating from diverse ethnic and cultural heritages and perpetuating</text:p>
        </text:list-item>
      </text:list>
      <text:p text:style-name="Horizontal_20_Line"/>
      <text:p text:style-name="P4"><text:span text:style-name="Strong_20_Emphasis"><text:span text:style-name="T6">Explanation:</text:span></text:span></text:p>
      <text:list xml:id="list3268538062" text:style-name="L6">
        <text:list-item>
          <text:p text:style-name="P38">…<text:span text:style-name="T12">variations which… - the word ‘which’ must have a comma or a preposition preceding it.</text:span></text:p>
        </text:list-item>
        <text:list-item>
          <text:p text:style-name="P26">…<text:span text:style-name="T12">that originated…..and perpetuated by isolation. – incomplete sentence.</text:span></text:p>
        </text:list-item>
        <text:list-item>
          <text:p text:style-name="P26">…<text:span text:style-name="T12">originated…..and perpetuated – are not simultaneous actions.</text:span></text:p>
        </text:list-item>
        <text:list-item>
          <text:p text:style-name="P33"><text:span text:style-name="T11">CORRECT</text:span>: first originating….., and in addition ‘perpetuated’.</text:p>
        </text:list-item>
        <text:list-item>
          <text:p text:style-name="P33">Same as C; the two actions are not to be given as simultaneously occurring events.</text:p>
        </text:list-item>
      </text:list>
      <text:p text:style-name="P1"/>
      <text:p text:style-name="P1"/>
      <text:p text:style-name="P1"/>
      <text:p text:style-name="P41">he modernization program for the steel mill will cost approximately 51 million dollars, which it is hoped can be completed in the late 1980’s.</text:p>
      <text:list xml:id="list2053308093" text:style-name="L7">
        <text:list-item>
          <text:p text:style-name="P8">The modernization program for the steel mill will cost approximately 51 million dollars, which it is hoped can be completed in the late 1980’s.</text:p>
        </text:list-item>
        <text:list-item>
          <text:p text:style-name="P8">The modernization program for the steel mill, hopefully completed in the late 1980’s, will cost approximately 51 million dollars.</text:p>
        </text:list-item>
        <text:list-item>
          <text:p text:style-name="P14">Modernizing the steel mill, hopefully to be completed in the late 1980’s, will cost approximately 51 million dollars.</text:p>
        </text:list-item>
        <text:list-item>
          <text:p text:style-name="P8">The program for modernizing the steel mill, which can, it is hoped, be completed in the late 1980’s and cost approximately 51 million dollars.</text:p>
        </text:list-item>
        <text:list-item>
          <text:p text:style-name="P20">Modernizing the steel mill, a program that can, it is hoped, be completed in the late 1980’s, will cost approximately 51 million dollars.</text:p>
        </text:list-item>
      </text:list>
      <text:p text:style-name="Horizontal_20_Line"><text:soft-page-break/></text:p>
      <text:p text:style-name="P4"><text:span text:style-name="Strong_20_Emphasis"><text:span text:style-name="T6">Explanation:</text:span></text:span></text:p>
      <text:p text:style-name="P3">Whatever follows a ‘,which’ must refer to its immediately preceding noun. Choice A makes an incorrect modification as mentioned below.</text:p>
      <text:list xml:id="list2663269579" text:style-name="L8">
        <text:list-item>
          <text:p text:style-name="P27">…<text:span text:style-name="T12">million dollars, which it is hoped… - the dollars are not hoped to be completed, but the program is to be completed.</text:span></text:p>
        </text:list-item>
        <text:list-item>
          <text:p text:style-name="P34">...program for the mill… - the program is not for the sake of the mill but the mill will be modernised.</text:p>
        </text:list-item>
        <text:list-item>
          <text:p text:style-name="P34">Modernizing the mill, hopefully to be completed- modernizing is a verb. But what can actually be completed is the process of modernization.….</text:p>
        </text:list-item>
        <text:list-item>
          <text:p text:style-name="P27">…<text:span text:style-name="T12">mill, which can… - the mill is not to be modified by ‘can’.</text:span></text:p>
        </text:list-item>
        <text:list-item>
          <text:p text:style-name="P34"><text:span text:style-name="T11">CORRECT</text:span>: Modernising the mill, a program… - correct modification; the process is named as a ‘program’.</text:p>
        </text:list-item>
      </text:list>
      <text:p text:style-name="P1"/>
      <text:p text:style-name="P1"/>
      <text:p text:style-name="P1"/>
      <text:p text:style-name="P2">The owner of Steele’s Grocery in Osage, Ohio, saved $600 monthly on heat during the winter by putting all his refrigerator air compressors together in an insulated compartment, <text:span text:style-name="T10">then installing two fans and a duct that carried</text:span> waste heat from the compressors into the main part of the store.</text:p>
      <text:list xml:id="list3837074924" text:style-name="L9">
        <text:list-item>
          <text:p text:style-name="P21">then installing two fans and a duct that carried</text:p>
        </text:list-item>
        <text:list-item>
          <text:p text:style-name="P9">then he installing two fans and a duct that carried</text:p>
        </text:list-item>
        <text:list-item>
          <text:p text:style-name="P9">then two fans were installed with a duct that carried</text:p>
        </text:list-item>
        <text:list-item>
          <text:p text:style-name="P9">installing two fans, and then carrying through a duct</text:p>
        </text:list-item>
        <text:list-item>
          <text:p text:style-name="P9">installing two fans, and a duct carrying</text:p>
        </text:list-item>
      </text:list>
      <text:p text:style-name="Horizontal_20_Line"/>
      <text:p text:style-name="P4"><text:span text:style-name="Strong_20_Emphasis"><text:span text:style-name="T6">Explanation:</text:span></text:span></text:p>
      <text:p text:style-name="P3">The correct transition of the sentence is – The owner….saved…..by putting….., then installing two fans and a duct. Only the original sentence gives such a transition correctly.</text:p>
      <text:list xml:id="list2717972375" text:style-name="L10">
        <text:list-item>
          <text:p text:style-name="P35"><text:span text:style-name="T11">CORRECT</text:span>.</text:p>
        </text:list-item>
        <text:list-item>
          <text:p text:style-name="P28">…<text:span text:style-name="T12">then he installing… and a duct – not parallel; wrong transition.</text:span></text:p>
        </text:list-item>
        <text:list-item>
          <text:p text:style-name="P28">…<text:span text:style-name="T12">were installed… - passive.</text:span></text:p>
        </text:list-item>
        <text:list-item>
          <text:p text:style-name="P28">…<text:span text:style-name="T12">carrying a duct through… - he himself did not carry the duct – wrong meaning.</text:span></text:p>
        </text:list-item>
        <text:list-item>
          <text:p text:style-name="P28">…<text:span text:style-name="T12">installing…, and a duct – not parallel.</text:span></text:p>
        </text:list-item>
      </text:list>
      <text:p text:style-name="P1"/>
      <text:p text:style-name="P1"/>
      <text:p text:style-name="P45">Wrong answer :: b</text:p>
      <text:p text:style-name="P43">The president of the block association tried to convince her neighbors <text:span text:style-name="T10">they should join forces to prevent crime in the neighborhood rather than continuing to be victimized</text:span>.</text:p>
      <text:list xml:id="list344464170" text:style-name="L11">
        <text:list-item>
          <text:p text:style-name="P10">they should join forces to prevent crime in the neighborhood rather than continuing to be victimized</text:p>
        </text:list-item>
        <text:list-item>
          <text:p text:style-name="P15">that they should join forces to prevent crime in the neighborhood rather than continue to be victimized</text:p>
        </text:list-item>
        <text:list-item>
          <text:p text:style-name="P10">about joining forces to prevent crime in the neighborhood instead of continuing to be victimized</text:p>
        </text:list-item>
        <text:list-item>
          <text:p text:style-name="P10"><text:soft-page-break/>for the joining of forces to prevent crime in the neighborhood rather than continue to be victimized</text:p>
        </text:list-item>
        <text:list-item>
          <text:p text:style-name="P22">to join forces to prevent crime in the neighborhood rather than continuing to be victimized</text:p>
        </text:list-item>
      </text:list>
      <text:p text:style-name="Horizontal_20_Line"/>
      <text:p text:style-name="P4"><text:span text:style-name="Strong_20_Emphasis"><text:span text:style-name="T6">Explanation:</text:span></text:span></text:p>
      <text:p text:style-name="P3">The preposition ‘to’ is missing after the word ‘convinced’ in the original sentence.</text:p>
      <text:list xml:id="list2514089296" text:style-name="L12">
        <text:list-item>
          <text:p text:style-name="P29">…<text:span text:style-name="T12">convince her neighbours that/to… - would have been correct construction.</text:span></text:p>
        </text:list-item>
        <text:list-item>
          <text:p text:style-name="P29">…<text:span text:style-name="T12">that they should…- the word ‘should’ is not required when ‘convinced’ is already given.</text:span></text:p>
        </text:list-item>
        <text:list-item>
          <text:p text:style-name="P29">…<text:span text:style-name="T12">rather than… is preferred to ‘instead of’.</text:span></text:p>
        </text:list-item>
        <text:list-item>
          <text:p text:style-name="P29">…<text:span text:style-name="T12">for the joining of… - wordy.</text:span></text:p>
        </text:list-item>
        <text:list-item>
          <text:p text:style-name="P37">CORRECT</text:p>
        </text:list-item>
      </text:list>
      <text:p text:style-name="P1"/>
      <text:p text:style-name="P1"/>
      <text:p text:style-name="P1"/>
      <text:p text:style-name="P2">The proposed health care bill would increase government regulation of health insurance, <text:span text:style-name="T10">establish standards that would guarantee wider access to people with past health problems and to workers changing jobs who</text:span> otherwise could be uncovered for months.</text:p>
      <text:list xml:id="list3769028290" text:style-name="L13">
        <text:list-item>
          <text:p text:style-name="P16">establish standards that would guarantee wider access to people with past health problems and to workers changing jobs who</text:p>
        </text:list-item>
        <text:list-item>
          <text:p text:style-name="P23">establishing standards that would guarantee wider access to people with past health problems and to workers who are changing jobs and</text:p>
        </text:list-item>
        <text:list-item>
          <text:p text:style-name="P11">to establish standards that would guarantee wider access to people with past health problems and to workers who change jobs that</text:p>
        </text:list-item>
        <text:list-item>
          <text:p text:style-name="P11">for establishing standards that would guarantee wider access for people with past health problems and workers changing jobs who</text:p>
        </text:list-item>
        <text:list-item>
          <text:p text:style-name="P11">for the establishment of standards that would guarantee wider access for people with past health problems and workers who are changing jobs that</text:p>
        </text:list-item>
      </text:list>
      <text:p text:style-name="Horizontal_20_Line"/>
      <text:p text:style-name="P4"><text:span text:style-name="Strong_20_Emphasis"><text:span text:style-name="T6">Explanation:</text:span></text:span></text:p>
      <text:p text:style-name="P3">The sentence poses a cause-effect parallelism construction. The word ‘establishing’ comes in as an effect or begins the subordinate clause after the comma, thus will be in the ‘ing’ form of the verb. Only choice B gives the correct construction.</text:p>
      <text:list xml:id="list4261156033" text:style-name="L14">
        <text:list-item>
          <text:p text:style-name="P30">…<text:span text:style-name="T12">, establish standards… , and to workers… - not parallel; in fact, the word ‘establishing’ comes as the start of an effect to the first part….</text:span></text:p>
        </text:list-item>
        <text:list-item>
          <text:p text:style-name="P36"><text:span text:style-name="T11">CORRECT</text:span>.</text:p>
        </text:list-item>
        <text:list-item>
          <text:p text:style-name="P30">…<text:span text:style-name="T12">, establishing… - would have been correct to show cause-effect parallelism.</text:span></text:p>
        </text:list-item>
        <text:list-item>
          <text:p text:style-name="P30">…<text:span text:style-name="T12">wider access for people….access to is the correct idiom.</text:span></text:p>
        </text:list-item>
        <text:list-item>
          <text:p text:style-name="P36">Same as D.</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Mangal1" svg:font-family="Mangal"/>
    <style:font-face style:name="Tahoma" svg:font-family="Tahoma, Genev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1T11:08:41.730000000</meta:creation-date>
    <dc:date>2018-11-06T15:33:01.162000000</dc:date>
    <meta:editing-duration>PT6H50M12S</meta:editing-duration>
    <meta:editing-cycles>7</meta:editing-cycles>
    <meta:generator>LibreOffice/5.4.2.2$Windows_x86 LibreOffice_project/22b09f6418e8c2d508a9eaf86b2399209b0990f4</meta:generator>
    <meta:document-statistic meta:table-count="0" meta:image-count="0" meta:object-count="0" meta:page-count="5" meta:paragraph-count="94" meta:word-count="1814" meta:character-count="10937" meta:non-whitespace-character-count="9261"/>
  </office:meta>
</office:document-meta>
</file>